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TimesNewRoman,Bold" svg:font-family="'TimesNewRoman,Bold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313d9"/>
    </style:style>
    <style:style style:name="P3" style:family="paragraph" style:parent-style-name="Standard">
      <style:paragraph-properties fo:text-align="start" style:justify-single-word="false"/>
      <style:text-properties officeooo:paragraph-rsid="00146bca"/>
    </style:style>
    <style:style style:name="P4" style:family="paragraph" style:parent-style-name="Standard">
      <style:paragraph-properties fo:text-align="center" style:justify-single-word="false"/>
      <style:text-properties officeooo:rsid="001237e8" officeooo:paragraph-rsid="001237e8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0pt" fo:font-weight="normal" officeooo:paragraph-rsid="001313d9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0pt" fo:font-weight="normal" officeooo:paragraph-rsid="00152661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1pt" fo:language="en" fo:country="none" fo:font-weight="normal" officeooo:rsid="0018e055" officeooo:paragraph-rsid="0018e055" style:font-size-asian="11pt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1pt" fo:language="en" fo:country="none" fo:font-weight="bold" officeooo:rsid="0018e055" officeooo:paragraph-rsid="0018e055" style:font-size-asian="11pt" style:font-weight-asian="bold" style:font-weight-complex="bold"/>
    </style:style>
    <style:style style:name="P9" style:family="paragraph" style:parent-style-name="Standard">
      <style:text-properties style:font-name="TimesNewRoman" fo:font-size="11pt" style:font-size-asian="11pt"/>
    </style:style>
    <style:style style:name="P10" style:family="paragraph" style:parent-style-name="Standard">
      <style:paragraph-properties fo:text-align="start" style:justify-single-word="false"/>
      <style:text-properties style:font-name="TimesNewRoman" fo:font-size="11pt" officeooo:rsid="001237e8" officeooo:paragraph-rsid="001237e8" style:font-size-asian="11pt"/>
    </style:style>
    <style:style style:name="P11" style:family="paragraph" style:parent-style-name="Standard">
      <style:paragraph-properties fo:text-align="start" style:justify-single-word="false"/>
      <style:text-properties style:font-name="TimesNewRoman" fo:font-size="11pt" style:font-size-asian="11pt"/>
    </style:style>
    <style:style style:name="P12" style:family="paragraph" style:parent-style-name="Standard">
      <style:paragraph-properties fo:text-align="start" style:justify-single-word="false"/>
      <style:text-properties style:font-name="TimesNewRoman" fo:font-size="11pt" officeooo:rsid="00146bca" style:font-size-asian="11pt"/>
    </style:style>
    <style:style style:name="P13" style:family="paragraph" style:parent-style-name="Standard">
      <style:paragraph-properties fo:text-align="start" style:justify-single-word="false"/>
      <style:text-properties style:font-name="TimesNewRoman" fo:font-size="11pt" fo:font-weight="bold" officeooo:rsid="001237e8" style:font-size-asian="11pt" style:font-weight-asian="bold"/>
    </style:style>
    <style:style style:name="P14" style:family="paragraph" style:parent-style-name="Standard">
      <style:paragraph-properties fo:text-align="start" style:justify-single-word="false"/>
      <style:text-properties style:font-name="TimesNewRoman" fo:font-size="10pt" style:font-size-asian="10pt"/>
    </style:style>
    <style:style style:name="P15" style:family="paragraph" style:parent-style-name="Standard">
      <style:paragraph-properties fo:text-align="start" style:justify-single-word="false"/>
      <style:text-properties style:font-name="TimesNewRoman" fo:font-size="10pt" officeooo:paragraph-rsid="00152661" style:font-size-asian="10pt"/>
    </style:style>
    <style:style style:name="P16" style:family="paragraph" style:parent-style-name="Standard">
      <style:paragraph-properties fo:text-align="start" style:justify-single-word="false"/>
      <style:text-properties style:font-name="TimesNewRoman,Bold" fo:font-size="11pt" fo:font-weight="bold" officeooo:rsid="001237e8" style:font-size-asian="11pt" style:font-weight-asian="bold"/>
    </style:style>
    <style:style style:name="P17" style:family="paragraph" style:parent-style-name="Standard">
      <style:paragraph-properties fo:text-align="start" style:justify-single-word="false"/>
      <style:text-properties style:font-name="TimesNewRoman,Bold" fo:font-size="10pt" fo:font-weight="bold" style:font-size-asian="10pt" style:font-weight-asian="bold"/>
    </style:style>
    <style:style style:name="P18" style:family="paragraph" style:parent-style-name="Standard">
      <style:paragraph-properties fo:text-align="start" style:justify-single-word="false"/>
      <style:text-properties style:font-name="Calibri" fo:font-size="11pt" fo:language="en" fo:country="none" style:font-size-asian="11pt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margin-top="0cm" fo:margin-bottom="0.353cm" loext:contextual-spacing="false" fo:line-height="115%" fo:text-align="justify" style:justify-single-word="false"/>
      <style:text-properties officeooo:paragraph-rsid="001313d9"/>
    </style:style>
    <style:style style:name="P21" style:family="paragraph" style:parent-style-name="Standard">
      <style:paragraph-properties fo:margin-top="0cm" fo:margin-bottom="0.353cm" loext:contextual-spacing="false" fo:line-height="115%" fo:text-align="justify" style:justify-single-word="false"/>
      <style:text-properties officeooo:paragraph-rsid="00152661"/>
    </style:style>
    <style:style style:name="P22" style:family="paragraph" style:parent-style-name="Standard">
      <style:paragraph-properties fo:text-align="start" style:justify-single-word="false"/>
      <style:text-properties style:font-name="TimesNewRoman" fo:font-size="11pt" officeooo:rsid="00197cad" officeooo:paragraph-rsid="00146bca" style:font-size-asian="11pt"/>
    </style:style>
    <style:style style:name="T1" style:family="text">
      <style:text-properties style:font-name="TimesNewRoman" fo:font-size="11pt" style:font-size-asian="11pt"/>
    </style:style>
    <style:style style:name="T2" style:family="text">
      <style:text-properties style:font-name="TimesNewRoman" fo:font-size="11pt" officeooo:rsid="001313d9" style:font-size-asian="11pt"/>
    </style:style>
    <style:style style:name="T3" style:family="text">
      <style:text-properties style:font-name="TimesNewRoman" fo:font-size="11pt" officeooo:rsid="00146bca" style:font-size-asian="11pt"/>
    </style:style>
    <style:style style:name="T4" style:family="text">
      <style:text-properties style:font-name="TimesNewRoman" fo:font-size="11pt" officeooo:rsid="00152661" style:font-size-asian="11pt"/>
    </style:style>
    <style:style style:name="T5" style:family="text">
      <style:text-properties style:font-name="TimesNewRoman" fo:font-size="11pt" officeooo:rsid="00170eeb" style:font-size-asian="11pt"/>
    </style:style>
    <style:style style:name="T6" style:family="text">
      <style:text-properties style:font-name="TimesNewRoman" fo:font-size="11pt" officeooo:rsid="0018e055" style:font-size-asian="11pt"/>
    </style:style>
    <style:style style:name="T7" style:family="text">
      <style:text-properties style:font-name="TimesNewRoman" fo:font-size="11pt" officeooo:rsid="001916ef" style:font-size-asian="11pt"/>
    </style:style>
    <style:style style:name="T8" style:family="text">
      <style:text-properties style:font-name="TimesNewRoman" fo:font-size="11pt" officeooo:rsid="00196f12" style:font-size-asian="11pt"/>
    </style:style>
    <style:style style:name="T9" style:family="text">
      <style:text-properties style:font-name="TimesNewRoman" fo:font-size="11pt" officeooo:rsid="00197cad" style:font-size-asian="11pt"/>
    </style:style>
    <style:style style:name="T10" style:family="text">
      <style:text-properties style:font-name="TimesNewRoman" fo:font-size="11pt" officeooo:rsid="001a3f4a" style:font-size-asian="11pt"/>
    </style:style>
    <style:style style:name="T11" style:family="text">
      <style:text-properties style:font-name="TimesNewRoman" fo:font-size="11pt" fo:font-weight="normal" style:font-size-asian="11pt" style:font-weight-asian="normal" style:font-weight-complex="normal"/>
    </style:style>
    <style:style style:name="T12" style:family="text">
      <style:text-properties style:font-name="TimesNewRoman" fo:font-size="11pt" fo:font-weight="normal" officeooo:rsid="0018e055" style:font-size-asian="11pt" style:font-weight-asian="normal" style:font-weight-complex="normal"/>
    </style:style>
    <style:style style:name="T13" style:family="text">
      <style:text-properties style:font-name="TimesNewRoman" fo:font-size="10pt" style:font-size-asian="10pt"/>
    </style:style>
    <style:style style:name="T14" style:family="text">
      <style:text-properties style:font-name="TimesNewRoman" fo:font-size="10pt" officeooo:rsid="001313d9" style:font-size-asian="10pt"/>
    </style:style>
    <style:style style:name="T15" style:family="text">
      <style:text-properties style:font-name="TimesNewRoman" fo:font-size="10pt" officeooo:rsid="00152661" style:font-size-asian="10pt"/>
    </style:style>
    <style:style style:name="T16" style:family="text">
      <style:text-properties style:font-name="TimesNewRoman" fo:font-size="10pt" officeooo:rsid="0019c421" style:font-size-asian="10pt"/>
    </style:style>
    <style:style style:name="T17" style:family="text">
      <style:text-properties style:font-name="TimesNewRoman" fo:font-size="10pt" fo:font-weight="bold" style:font-size-asian="10pt" style:font-weight-asian="bold" style:font-weight-complex="bold"/>
    </style:style>
    <style:style style:name="T18" style:family="text">
      <style:text-properties style:font-name="TimesNewRoman" fo:font-size="10pt" fo:font-weight="bold" officeooo:rsid="001313d9" style:font-size-asian="10pt" style:font-weight-asian="bold" style:font-weight-complex="bold"/>
    </style:style>
    <style:style style:name="T19" style:family="text">
      <style:text-properties style:font-name="TimesNewRoman" fo:font-size="10pt" fo:font-weight="bold" officeooo:rsid="00170eeb" style:font-size-asian="10pt" style:font-weight-asian="bold" style:font-weight-complex="bold"/>
    </style:style>
    <style:style style:name="T20" style:family="text">
      <style:text-properties style:font-name="TimesNewRoman" fo:font-size="10pt" fo:font-weight="normal" style:font-size-asian="10pt" style:font-weight-asian="normal" style:font-weight-complex="normal"/>
    </style:style>
    <style:style style:name="T21" style:family="text">
      <style:text-properties style:font-name="TimesNewRoman" fo:font-size="10pt" fo:font-weight="normal" officeooo:rsid="001313d9" style:font-size-asian="10pt" style:font-weight-asian="normal" style:font-weight-complex="normal"/>
    </style:style>
    <style:style style:name="T22" style:family="text">
      <style:text-properties style:font-name="TimesNewRoman" fo:font-size="10pt" fo:font-weight="normal" officeooo:rsid="001916ef" style:font-size-asian="10pt" style:font-weight-asian="normal" style:font-weight-complex="normal"/>
    </style:style>
    <style:style style:name="T23" style:family="text">
      <style:text-properties style:font-name="TimesNewRoman" fo:font-size="7pt" style:font-size-asian="7pt"/>
    </style:style>
    <style:style style:name="T24" style:family="text">
      <style:text-properties style:font-name="TimesNewRoman" fo:language="en" fo:country="none"/>
    </style:style>
    <style:style style:name="T25" style:family="text">
      <style:text-properties style:font-name="TimesNewRoman" fo:language="en" fo:country="none" fo:font-weight="bold" style:font-weight-asian="bold" style:font-weight-complex="bold"/>
    </style:style>
    <style:style style:name="T26" style:family="text">
      <style:text-properties style:font-name="TimesNewRoman,Bold" fo:font-size="11pt" fo:font-weight="bold" style:font-size-asian="11pt" style:font-weight-asian="bold"/>
    </style:style>
    <style:style style:name="T27" style:family="text">
      <style:text-properties style:font-name="TimesNewRoman,Bold" fo:font-size="11pt" fo:font-weight="bold" officeooo:rsid="00152661" style:font-size-asian="11pt" style:font-weight-asian="bold"/>
    </style:style>
    <style:style style:name="T28" style:family="text">
      <style:text-properties style:font-name="TimesNewRoman,Bold" fo:font-size="11pt" fo:font-weight="bold" officeooo:rsid="0019c421" style:font-size-asian="11pt" style:font-weight-asian="bold"/>
    </style:style>
    <style:style style:name="T29" style:family="text">
      <style:text-properties style:font-name="TimesNewRoman,Bold" fo:font-size="11pt" fo:font-weight="normal" officeooo:rsid="0018e055" style:font-size-asian="11pt" style:font-weight-asian="normal" style:font-weight-complex="normal"/>
    </style:style>
    <style:style style:name="T30" style:family="text">
      <style:text-properties style:font-name="TimesNewRoman,Bold" fo:font-size="11pt" fo:font-weight="normal" officeooo:rsid="001916ef" style:font-size-asian="11pt" style:font-weight-asian="normal" style:font-weight-complex="normal"/>
    </style:style>
    <style:style style:name="T31" style:family="text">
      <style:text-properties style:font-name="TimesNewRoman,Bold" fo:font-size="7pt" fo:font-weight="bold" style:font-size-asian="7pt" style:font-weight-asian="bold"/>
    </style:style>
    <style:style style:name="T32" style:family="text">
      <style:text-properties style:font-name="TimesNewRoman,Bold" fo:font-size="10pt" fo:font-weight="bold" style:font-size-asian="10pt" style:font-weight-asian="bold"/>
    </style:style>
    <style:style style:name="T33" style:family="text">
      <style:text-properties style:font-name="TimesNewRoman,Bold" fo:font-size="10pt" fo:font-weight="bold" officeooo:rsid="001313d9" style:font-size-asian="10pt" style:font-weight-asian="bold"/>
    </style:style>
    <style:style style:name="T34" style:family="text">
      <style:text-properties style:font-name="TimesNewRoman,Bold" fo:font-size="10pt" fo:font-weight="bold" officeooo:rsid="00170eeb" style:font-size-asian="10pt" style:font-weight-asian="bold"/>
    </style:style>
    <style:style style:name="T35" style:family="text">
      <style:text-properties style:font-name="TimesNewRoman,Bold" fo:font-size="10pt" fo:font-weight="bold" style:font-size-asian="10pt" style:font-weight-asian="bold" style:font-weight-complex="bold"/>
    </style:style>
    <style:style style:name="T36" style:family="text">
      <style:text-properties style:font-name="TimesNewRoman,Bold" fo:font-size="10pt" fo:font-weight="bold" officeooo:rsid="001313d9" style:font-size-asian="10pt" style:font-weight-asian="bold" style:font-weight-complex="bold"/>
    </style:style>
    <style:style style:name="T37" style:family="text">
      <style:text-properties style:font-name="TimesNewRoman,Bold" fo:font-size="10pt" fo:font-weight="bold" officeooo:rsid="0019c421" style:font-size-asian="10pt" style:font-weight-asian="bold"/>
    </style:style>
    <style:style style:name="T38" style:family="text">
      <style:text-properties style:font-name="TimesNewRoman,Bold" fo:font-size="10pt" fo:font-weight="bold" officeooo:rsid="001a3f4a" style:font-size-asian="10pt" style:font-weight-asian="bold"/>
    </style:style>
    <style:style style:name="T39" style:family="text">
      <style:text-properties style:font-name="TimesNewRoman,Bold" fo:language="en" fo:country="none" fo:font-weight="bold" style:font-weight-asian="bold" style:font-weight-complex="bold"/>
    </style:style>
    <style:style style:name="T40" style:family="text">
      <style:text-properties style:text-position="super 58%" style:font-name="TimesNewRoman" fo:font-size="11pt" style:font-size-asian="11pt"/>
    </style:style>
    <style:style style:name="T41" style:family="text">
      <style:text-properties style:font-name="Calibri" fo:font-size="11pt" fo:language="en" fo:country="none" fo:font-weight="bold" style:font-size-asian="11pt" style:font-weight-asian="bold" style:font-weight-complex="bold"/>
    </style:style>
    <style:style style:name="T42" style:family="text">
      <style:text-properties fo:language="en" fo:country="none"/>
    </style:style>
    <style:style style:name="T43" style:family="text">
      <style:text-properties fo:language="en" fo:country="none" fo:font-weight="bold" style:font-weight-asian="bold" style:font-weight-complex="bold"/>
    </style:style>
    <style:style style:name="T44" style:family="text">
      <style:text-properties fo:language="en" fo:country="none" fo:font-weight="bold" officeooo:rsid="001313d9" style:font-weight-asian="bold" style:font-weight-complex="bold"/>
    </style:style>
    <style:style style:name="T45" style:family="text">
      <style:text-properties fo:language="en" fo:country="none" officeooo:rsid="001313d9"/>
    </style:style>
    <style:style style:name="T46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47" style:family="text">
      <style:text-properties style:font-name="Times New Roman" fo:font-size="10pt" fo:font-weight="bold" officeooo:rsid="001313d9" style:font-size-asian="10pt" style:font-weight-asian="bold" style:font-size-complex="10pt" style:font-weight-complex="bold"/>
    </style:style>
    <style:style style:name="T48" style:family="text">
      <style:text-properties style:font-name="Times New Roman" fo:font-size="10pt" fo:font-weight="bold" officeooo:rsid="0019c421" style:font-size-asian="10pt" style:font-weight-asian="bold" style:font-size-complex="10pt" style:font-weight-complex="bold"/>
    </style:style>
    <style:style style:name="T49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50" style:family="text">
      <style:text-properties style:font-name="Times New Roman" fo:font-size="10pt" fo:language="en" fo:country="none" fo:font-weight="bold" style:font-size-asian="10pt" style:font-weight-asian="bold" style:font-size-complex="10pt" style:font-weight-complex="bold"/>
    </style:style>
    <style:style style:name="T51" style:family="text">
      <style:text-properties style:font-name="Times New Roman" fo:font-size="10pt" fo:language="en" fo:country="none" fo:font-weight="normal" style:font-size-asian="10pt" style:font-weight-asian="normal" style:font-size-complex="10pt" style:font-weight-complex="normal"/>
    </style:style>
    <style:style style:name="T52" style:family="text">
      <style:text-properties officeooo:rsid="00152661"/>
    </style:style>
    <style:style style:name="T53" style:family="text">
      <style:text-properties officeooo:rsid="001313d9"/>
    </style:style>
    <style:style style:name="T54" style:family="text">
      <style:text-properties officeooo:rsid="001914c8"/>
    </style:style>
    <style:style style:name="T55" style:family="text">
      <style:text-properties officeooo:rsid="00196f1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Trabalho de Inteligência Computacional - 1</text:span><text:span text:style-name="T40">a</text:span><text:span text:style-name="T1"> Etapa (INDIVIDUAL – </text:span><text:span text:style-name="T10">9</text:span><text:span text:style-name="T7"> Ptos</text:span><text:span text:style-name="T1">)</text:span></text:p>
      <text:p text:style-name="P4"><text:span text:style-name="T1">Apresentação: </text:span><text:span text:style-name="T10">14</text:span><text:span text:style-name="T1">/</text:span><text:span text:style-name="T3">0</text:span><text:span text:style-name="T10">4</text:span><text:span text:style-name="T3"> </text:span><text:span text:style-name="T8">(</text:span><text:span text:style-name="T10">quinta</text:span><text:span text:style-name="T8">)</text:span></text:p>
      <text:p text:style-name="P10"/>
      <text:p text:style-name="P1"><text:span text:style-name="T1">1) Tema: </text:span><text:span text:style-name="T26">Implementar um algoritmo genético para resolver problemas de cript</text:span><text:span text:style-name="T27">o</text:span><text:span text:style-name="T26">aritmética</text:span><text:span text:style-name="T1">. Considere as seguintes operações aritméticas, onde os dígitos foram substituídos por letras:</text:span></text:p>
      <text:p text:style-name="P11"><text:tab/> <text:s text:c="2"/>SEND <text:tab/> <text:s text:c="2"/>EAT <text:tab/><text:tab/> <text:s text:c="2"/>CROSS <text:tab/> <text:s text:c="2"/>COCA <text:tab/> <text:s text:c="2"/>DONALD</text:p>
      <text:p text:style-name="P11"><text:tab/>+ MORE <text:tab/>+ THAT <text:tab/>+ ROADS <text:tab/>+ COLA <text:tab/>+ GERALD</text:p>
      <text:p text:style-name="P11"><text:tab/>= MONEY <text:tab/>= APPLE <text:tab/>= DANGER <text:tab/>= OASIS <text:tab/>= ROBERT</text:p>
      <text:p text:style-name="P11"/>
      <text:p text:style-name="P11">Deseja-se determinar o valor associado a cada letra para que as operações sejam verdadeiras. Caso uma letra</text:p>
      <text:p text:style-name="P11">ocorra mais de uma vez na mesma operação, ela deve ser associada sempre a um mesmo dígito. Duas letras</text:p>
      <text:p text:style-name="P11">diferentes não podem ser associadas ao mesmo número.</text:p>
      <text:p text:style-name="P11"><text:span text:style-name="T55">I</text:span>mplementa<text:span text:style-name="T55">r</text:span> um algoritmo genético que, quando apresentado a um problema de cript<text:span text:style-name="T52">o</text:span>aritmética, resolva-o apresentando como resultado, cada letra envolvida e seu dígito numérico correspondente. Os exemplos acima são apenas alguns, entre inúmeros outros possíveis.</text:p>
      <text:p text:style-name="P16"/>
      <text:p text:style-name="P13"/>
      <text:p text:style-name="P11">2) Experimentos</text:p>
      <text:p text:style-name="P11"/>
      <text:p text:style-name="P1"><text:span text:style-name="T28">1</text:span><text:span text:style-name="T26">) </text:span><text:span text:style-name="T29">Executar o AG nos cinco problemas</text:span><text:span text:style-name="T11">, adota</text:span><text:span text:style-name="T12">ndo</text:span><text:span text:style-name="T11"> algumas especificações fixas:</text:span></text:p>
      <text:p text:style-name="P18"/>
      <text:p text:style-name="P1"><text:span text:style-name="T13">- </text:span><text:span text:style-name="T49">Tamanho da população: </text:span><text:span text:style-name="T48">10</text:span><text:span text:style-name="T46">0</text:span></text:p>
      <text:p text:style-name="P5">- <text:span text:style-name="T42">Indivíduo: vetor de inteiros de tamanh</text:span><text:span text:style-name="T45">o: </text:span><text:span text:style-name="T43">10</text:span></text:p>
      <text:p text:style-name="P6"><text:span text:style-name="T25">- </text:span><text:span text:style-name="T24">Geração da população inicial:</text:span><text:span text:style-name="T25"> </text:span><text:span text:style-name="T39">aleatória não permitindo repetições</text:span><text:span text:style-name="T25">;</text:span></text:p>
      <text:p text:style-name="P5"><text:span text:style-name="T42">- Função de avaliação (Fitness): </text:span><text:span text:style-name="T43">|(SEND+MORE)-MONEY|, </text:span><text:span text:style-name="T44">para o prob. 1: SEND+MORE=MONEY</text:span></text:p>
      <text:p text:style-name="P1"><text:span text:style-name="T13">- Número de gerações: </text:span><text:span text:style-name="T16">5</text:span><text:span text:style-name="T32">0</text:span></text:p>
      <text:p text:style-name="P1"><text:span text:style-name="T13">- Taxa de crossover: </text:span><text:span text:style-name="T32">60</text:span><text:span text:style-name="T13">%</text:span></text:p>
      <text:p text:style-name="P1"><text:span text:style-name="T13">- Taxa de mutação: </text:span><text:span text:style-name="T38">10</text:span><text:span text:style-name="T13">%</text:span></text:p>
      <text:p text:style-name="P21"><text:span text:style-name="T50">- </text:span><text:span text:style-name="T51">Método de mutação: </text:span><text:span text:style-name="T50">troca de 2 posições no vetor, dentre as 10 possíveis</text:span></text:p>
      <text:p text:style-name="P1"><text:span text:style-name="T13">Utilizando essas especificações </text:span><text:span text:style-name="T15">fixas</text:span><text:span text:style-name="T13"> acima, a</text:span><text:span text:style-name="T1">valiar </text:span><text:span text:style-name="T4">algumas</text:span><text:span text:style-name="T1"> opções de </text:span><text:span text:style-name="T4">métodos </text:span><text:span text:style-name="T5">para três etapas do AG (sleção de pais, crossover e reinserção)</text:span><text:span text:style-name="T1">:</text:span></text:p>
      <text:p text:style-name="P2"><text:span text:style-name="T13">- Método para seleção dos pares: </text:span><text:span text:style-name="T17">(</text:span><text:span text:style-name="T19">S</text:span><text:span text:style-name="T17">1) Roleta</text:span><text:span text:style-name="T13"> </text:span><text:span text:style-name="T17">(</text:span><text:span text:style-name="T19">S</text:span><text:span text:style-name="T17">2)</text:span><text:span text:style-name="T13"> </text:span><text:span text:style-name="T32">Torneio de tamanho 3 </text:span><text:span text:style-name="T17">(</text:span><text:span text:style-name="T19">S</text:span><text:span text:style-name="T18">3</text:span><text:span text:style-name="T17">) </text:span><text:span text:style-name="T35">Torneio de tamanho </text:span><text:span text:style-name="T36">2</text:span></text:p>
      <text:p text:style-name="P1"><text:span text:style-name="T13">- Tipo de crossover: </text:span><text:span text:style-name="T17">(</text:span><text:span text:style-name="T19">C</text:span><text:span text:style-name="T17">1)</text:span><text:span text:style-name="T13"> </text:span><text:span text:style-name="T32">Crossover cíclico </text:span><text:span text:style-name="T17">(</text:span><text:span text:style-name="T19">C</text:span><text:span text:style-name="T17">2) Crossover PMX.</text:span></text:p>
      <text:p text:style-name="P20"><text:span text:style-name="T50">- </text:span><text:span text:style-name="T13">Método para reinserção da população</text:span><text:span text:style-name="T32">: (</text:span><text:span text:style-name="T34">R</text:span><text:span text:style-name="T32">1) Reinserção ordenada (melhores entre pais e filhos) </text:span><text:span text:style-name="T17">(</text:span><text:span text:style-name="T19">R</text:span><text:span text:style-name="T17">2) </text:span><text:span text:style-name="T41">Reinserção pura com elitismo de 20%</text:span></text:p>
      <text:p text:style-name="P7">Executar o AG 1000 vezes para cada configuração (das 12 combinações de métodos possíveis) e para cada um dos cinco problemas. Avaliar comparativamente os resultados obtidos, buscando selecionar a melhor configuração <text:span text:style-name="T53">(considerando-se os cinco problemas). </text:span>Parâmetros importantes nessa avaliação: percentual de convergência (para uma solução válida) e tempo de execução.</text:p>
      <text:p text:style-name="P8"/>
      <text:p text:style-name="P1"><text:span text:style-name="T28">2</text:span><text:span text:style-name="T26">) </text:span><text:span text:style-name="T1">Para </text:span><text:span text:style-name="T6">a melhor configuração</text:span><text:span text:style-name="T1"> na etapa anterior </text:span><text:span text:style-name="T2">(considerando-se os cinco problemas)</text:span><text:span text:style-name="T1">, avaliar algumas variações n</text:span><text:span text:style-name="T6">os parâmetros</text:span><text:span text:style-name="T1">:</text:span></text:p>
      <text:p text:style-name="P11"/>
      <text:p text:style-name="P1"><text:span text:style-name="T13">- Tamanho da população: </text:span><text:span text:style-name="T21">50</text:span><text:span text:style-name="T14">, </text:span><text:span text:style-name="T21">100</text:span><text:span text:style-name="T14">, </text:span><text:span text:style-name="T13">200</text:span></text:p>
      <text:p text:style-name="P1"><text:span text:style-name="T13">- Número de gerações: </text:span><text:span text:style-name="T14">50</text:span><text:span text:style-name="T13">, </text:span><text:span text:style-name="T21">1</text:span><text:span text:style-name="T20">00</text:span></text:p>
      <text:p text:style-name="P1"><text:span text:style-name="T13">- Taxa de crossover: </text:span><text:span text:style-name="T20">60%</text:span><text:span text:style-name="T13">, 80%</text:span></text:p>
      <text:p text:style-name="P1"><text:span text:style-name="T13">- Taxa de mutação: </text:span><text:span text:style-name="T21">10</text:span><text:span text:style-name="T20">%</text:span><text:span text:style-name="T13">, </text:span><text:span text:style-name="T14">20</text:span><text:span text:style-name="T13">%</text:span></text:p>
      <text:p text:style-name="P14"/>
      <text:p text:style-name="P7">Executar o AG 1000 vezes para cada variação (das 24 possíveis) e para cada um dos cinco problemas. Avaliar comparativamente os resultados obtidos, buscando selecionar a melhor <text:span text:style-name="T54">variação</text:span> <text:span text:style-name="T53">(considerando-se os cinco problemas). </text:span>Parâmetros importantes nessa avaliação: percentual de convergência (para uma solução válida) e tempo de execução.</text:p>
      <text:p text:style-name="P7"/>
      <text:p text:style-name="P19"><text:span text:style-name="T26">3) </text:span><text:span text:style-name="T29">Elaborar e avaliar </text:span><text:span text:style-name="T30">uma nova função de avaliação</text:span><text:span text:style-name="T20"> que considere a soma dígito a dígito. </text:span><text:span text:style-name="T22">Além disso, a</text:span><text:span text:style-name="T1">valiar, a seu critério, outras variações na especificaç</text:span><text:span text:style-name="T7">ão do AG que sejam benéficas à solução dos 5 problemas</text:span><text:span text:style-name="T1">.</text:span></text:p>
      <text:p text:style-name="P15"/>
      <text:p text:style-name="P14"><text:soft-page-break/>Especificações fixas em todas as etapas:</text:p>
      <text:p text:style-name="P1"><text:span text:style-name="T13">- Geração da população inicial: </text:span><text:span text:style-name="T32">aleatória não permitindo repetições</text:span><text:span text:style-name="T13">;</text:span></text:p>
      <text:p text:style-name="P1"><text:span text:style-name="T13">- Tipo de mutação: </text:span><text:span text:style-name="T32">Troca entre 2 genes ou para um valor inexistente na solução</text:span></text:p>
      <text:p text:style-name="P17"/>
      <text:p text:style-name="P1"><text:span text:style-name="T10">4</text:span><text:span text:style-name="T1">) Na entrega, além da execução do programa, deve-se apresentar um relatório contendo </text:span><text:span text:style-name="T3">os seguintes resultados.</text:span></text:p>
      <text:p text:style-name="P1"><text:span text:style-name="T10">a. Em 1</text:span><text:span text:style-name="T1">: realizar 100</text:span><text:span text:style-name="T2">0</text:span><text:span text:style-name="T1"> execuções para cada configuração dos parâmetros do AG, para cada</text:span></text:p>
      <text:p text:style-name="P11">um dos 5 problemas acima. Apresentar o melhor resultado encontrado em cada experimento e a</text:p>
      <text:p text:style-name="P1"><text:span text:style-name="T1">média das execuções. </text:span><text:span text:style-name="T3">Justificar a escolha da melhor variação.</text:span></text:p>
      <text:p text:style-name="P11"/>
      <text:p text:style-name="P1"><text:span text:style-name="T10">b</text:span><text:span text:style-name="T1">. </text:span><text:span text:style-name="T10">Em 2</text:span><text:span text:style-name="T1">: realizar 100</text:span><text:span text:style-name="T2">0</text:span><text:span text:style-name="T1"> execuções para cada variação sugerida, para cada um dos 5 problemas</text:span></text:p>
      <text:p text:style-name="P11">acima. No final, escolher a melhor variação. Apresentar o melhor resultado encontrado nesse</text:p>
      <text:p text:style-name="P1"><text:span text:style-name="T1">experimento e a média das execuções. </text:span><text:span text:style-name="T3">Justificar a escolha da melhor variação.</text:span></text:p>
      <text:p text:style-name="P11"/>
      <text:p text:style-name="P3"><text:span text:style-name="T10">c</text:span><text:span text:style-name="T3">. </text:span><text:span text:style-name="T10">Em 3</text:span><text:span text:style-name="T1">: realizar 100</text:span><text:span text:style-name="T2">0</text:span><text:span text:style-name="T1"> execuções para </text:span><text:span text:style-name="T3">o melhor ambiente final encontrado</text:span><text:span text:style-name="T1">, para cada um dos 5 problemas acima, </text:span><text:span text:style-name="T3">explicando quais foram as variações que foram avaliadas para se chegar no ambiente final, justificando a escolha do melhor ambiente. </text:span><text:span text:style-name="T9">Destacar a função de avaliação nova, apresentando a diferença de desempenho em relação à função discutida em sala de aula.</text:span></text:p>
      <text:p text:style-name="P22"/>
      <text:p text:style-name="P22"/>
      <text:p text:style-name="P12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TimesNewRoman,Bold" svg:font-family="'TimesNewRoman,Bold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9T07:57:29.124000000</meta:creation-date>
    <dc:date>2016-04-06T08:52:57.160000000</dc:date>
    <meta:editing-duration>PT3H8M19S</meta:editing-duration>
    <meta:editing-cycles>11</meta:editing-cycles>
    <meta:generator>LibreOffice/5.1.0.3$Windows_x86 LibreOffice_project/5e3e00a007d9b3b6efb6797a8b8e57b51ab1f737</meta:generator>
    <meta:document-statistic meta:table-count="0" meta:image-count="0" meta:object-count="0" meta:page-count="2" meta:paragraph-count="43" meta:word-count="644" meta:character-count="4151" meta:non-whitespace-character-count="3518"/>
  </office:meta>
</office:document-meta>
</file>